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dfad0" officeooo:paragraph-rsid="001dfad0" style:font-size-asian="12pt" style:font-size-complex="12pt"/>
    </style:style>
    <style:style style:name="P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dfad0" officeooo:paragraph-rsid="001dfad0"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2"/>
      <text:p text:style-name="P3">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3"/>
      <text:p text:style-name="P3">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14:19:20.902711154</dc:date>
    <meta:editing-duration>PT1M47S</meta:editing-duration>
    <meta:editing-cycles>2</meta:editing-cycles>
    <meta:document-statistic meta:table-count="0" meta:image-count="0" meta:object-count="0" meta:page-count="1" meta:paragraph-count="4" meta:word-count="222" meta:character-count="1359" meta:non-whitespace-character-count="1141"/>
  </office:meta>
</office:document-meta>
</file>